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96b" officeooo:paragraph-rsid="0001896b"/>
    </style:style>
    <style:style style:name="P2" style:family="paragraph" style:parent-style-name="Standard">
      <style:text-properties fo:font-size="15pt" fo:font-weight="bold" officeooo:rsid="0001896b" officeooo:paragraph-rsid="0001896b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text-properties officeooo:rsid="0001896b" officeooo:paragraph-rsid="0001896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O INSTALAR PACOTES .rpm NO LINUX UBUNTU</text:p>
      <text:p text:style-name="P1"/>
      <text:list xml:id="list468722483" text:style-name="L1">
        <text:list-item>
          <text:p text:style-name="P3">Pressionar [CTRL] + [ALT] + r</text:p>
        </text:list-item>
        <text:list-item>
          <text:p text:style-name="P3">Instalar o comando [alien] pois é provável que ele não esteja disponível para utilização já que normalmente o UBUNTU não trabalha com tais pacotes.</text:p>
          <text:p text:style-name="P3">Sudo apt-get install <text:span text:style-name="T1">alien</text:span></text:p>
        </text:list-item>
        <text:list-item>
          <text:p text:style-name="P3">Na pasta onde estiver o pacote .rpm digitar:</text:p>
          <text:p text:style-name="P3">sudo alien [nome do pacote]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7:26:33.528398160</meta:creation-date>
    <meta:editing-duration>PT12M36S</meta:editing-duration>
    <meta:editing-cycles>2</meta:editing-cycles>
    <meta:generator>LibreOffice/7.3.7.2$Linux_X86_64 LibreOffice_project/30$Build-2</meta:generator>
    <dc:date>2023-11-13T17:39:04.818019878</dc:date>
    <meta:document-statistic meta:table-count="0" meta:image-count="0" meta:object-count="0" meta:page-count="1" meta:paragraph-count="6" meta:word-count="57" meta:character-count="321" meta:non-whitespace-character-count="273"/>
  </office:meta>
</office:document-meta>
</file>